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versions" style:family="table">
      <style:table-properties style:width="6.925in" table:align="margins"/>
    </style:style>
    <style:style style:name="versions.A" style:family="table-column">
      <style:table-column-properties style:column-width="1.7313in" style:rel-column-width="16383*"/>
    </style:style>
    <style:style style:name="versions.A1" style:family="table-cell">
      <style:table-cell-properties fo:padding="0.0382in" fo:border-left="0.05pt solid #000000" fo:border-right="none" fo:border-top="0.05pt solid #000000" fo:border-bottom="0.05pt solid #000000"/>
    </style:style>
    <style:style style:name="versions.D1" style:family="table-cell">
      <style:table-cell-properties fo:padding="0.0382in" fo:border="0.05pt solid #000000"/>
    </style:style>
    <style:style style:name="versions.A2" style:family="table-cell">
      <style:table-cell-properties fo:padding="0.0382in" fo:border-left="0.05pt solid #000000" fo:border-right="none" fo:border-top="none" fo:border-bottom="0.05pt solid #000000"/>
    </style:style>
    <style:style style:name="versions.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e7321" officeooo:paragraph-rsid="000e7321"/>
    </style:style>
    <style:style style:name="P2" style:family="paragraph" style:parent-style-name="Standard">
      <style:text-properties officeooo:rsid="000a58e1" officeooo:paragraph-rsid="000a58e1"/>
    </style:style>
    <style:style style:name="P3" style:family="paragraph" style:parent-style-name="Standard">
      <style:text-properties officeooo:rsid="000acba7" officeooo:paragraph-rsid="000acba7"/>
    </style:style>
    <style:style style:name="P4" style:family="paragraph" style:parent-style-name="Standard" style:list-style-name="L1">
      <style:text-properties officeooo:rsid="000acba7" officeooo:paragraph-rsid="000acba7"/>
    </style:style>
    <style:style style:name="P5" style:family="paragraph" style:parent-style-name="Table_20_Contents">
      <style:text-properties officeooo:rsid="000e7321" officeooo:paragraph-rsid="000e7321"/>
    </style:style>
    <style:style style:name="P6" style:family="paragraph" style:parent-style-name="Table_20_Heading">
      <style:text-properties officeooo:rsid="000e7321" officeooo:paragraph-rsid="000e7321"/>
    </style:style>
    <style:style style:name="P7" style:family="paragraph" style:parent-style-name="Header">
      <style:text-properties fo:color="#999999" officeooo:rsid="000ffae1" officeooo:paragraph-rsid="000ffae1"/>
    </style:style>
    <style:style style:name="T1" style:family="text">
      <style:text-properties fo:font-style="italic" style:font-style-asian="italic" style:font-style-complex="italic"/>
    </style:style>
    <style:style style:name="T2" style:family="text">
      <style:text-properties officeooo:rsid="000ca4b6"/>
    </style:style>
    <style:style style:name="T3" style:family="text">
      <style:text-properties officeooo:rsid="0010b0e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CC <text:span text:style-name="T3">C</text:span>luster <text:span text:style-name="T3">M</text:span>anual</text:p>
      <text:p text:style-name="P2"/>
      <text:h text:style-name="Heading_20_1" text:outline-level="1">About</text:h>
      <text:p text:style-name="P2">This is a short manual for <text:span text:style-name="T1">PLCC cluster</text:span>, a collection of scripts which allows you to update the PTGL v3 server with fresh PDB data.</text:p>
      <text:p text:style-name="P2"/>
      <text:p text:style-name="P2">PLCC cluster runs the normal <text:span text:style-name="T1">plcc </text:span>java software for many PDB files on a computer cluster or on several machines in a LAN.</text:p>
      <text:p text:style-name="P2"/>
      <text:h text:style-name="Heading_20_1" text:outline-level="1">Versions</text:h>
      <text:h text:style-name="Heading_20_2" text:outline-level="2">Available versions</text:h>
      <text:p text:style-name="P2"/>
      <text:p text:style-name="P3">Using PLCC cluster, you can run an update of the PTGL in different technical setups:</text:p>
      <text:list xml:id="list2090301804976575707" text:style-name="L1">
        <text:list-item>
          <text:p text:style-name="P4"><text:span text:style-name="T2">SINGLE: </text:span>on a single machine (not recommended, most likely takes several weeks)</text:p>
        </text:list-item>
        <text:list-item>
          <text:p text:style-name="P4"><text:span text:style-name="T2">LAN: </text:span>on some machines connected via LAN, which have a shared network drive (but no queue management software or any other cluster stuff installed)</text:p>
        </text:list-item>
        <text:list-item>
          <text:p text:style-name="P4"><text:span text:style-name="T2">CLUSTER: </text:span>on a computer cluster <text:span text:style-name="T2">w</text:span>hich runs the openPBS queue. For this, two sub versions exits:</text:p>
          <text:list>
            <text:list-item>
              <text:p text:style-name="P4"><text:span text:style-name="T2">CLUSTER_MPI: </text:span>using openMPI. <text:span text:style-name="T2">O</text:span>ne job contains many (like 200) PDB files, and all cores of the node which is assigned the job work on them until all are done. The job is done when all PDB files are done.</text:p>
            </text:list-item>
            <text:list-item>
              <text:p text:style-name="P4"><text:span text:style-name="T2">CLUSTER_NOMPI: </text:span>without openMPI. <text:span text:style-name="T2">E</text:span>ach job contains only a single PDB file, and MPI is not used.</text:p>
            </text:list-item>
          </text:list>
        </text:list-item>
      </text:list>
      <text:p text:style-name="P3"/>
      <text:h text:style-name="Heading_20_2" text:outline-level="2">Which version to use</text:h>
      <text:p text:style-name="P1">Here is a rough comparison of the versions: </text:p>
      <table:table table:name="versions" table:style-name="versions">
        <table:table-column table:style-name="versions.A" table:number-columns-repeated="4"/>
        <table:table-row>
          <table:table-cell table:style-name="versions.A1" office:value-type="string">
            <text:p text:style-name="Table_20_Heading"/>
          </table:table-cell>
          <table:table-cell table:style-name="versions.A1" office:value-type="string">
            <text:p text:style-name="P6">System setup</text:p>
          </table:table-cell>
          <table:table-cell table:style-name="versions.A1" office:value-type="string">
            <text:p text:style-name="P6">Job management</text:p>
          </table:table-cell>
          <table:table-cell table:style-name="versions.D1" office:value-type="string">
            <text:p text:style-name="P6">Speed</text:p>
          </table:table-cell>
        </table:table-row>
        <table:table-row>
          <table:table-cell table:style-name="versions.A2" office:value-type="string">
            <text:p text:style-name="P5">SINGLE</text:p>
          </table:table-cell>
          <table:table-cell table:style-name="versions.A2" office:value-type="string">
            <text:p text:style-name="P5">Very easy</text:p>
          </table:table-cell>
          <table:table-cell table:style-name="versions.A2" office:value-type="string">
            <text:p text:style-name="P5">None</text:p>
          </table:table-cell>
          <table:table-cell table:style-name="versions.D2" office:value-type="string">
            <text:p text:style-name="P5">Very poor</text:p>
          </table:table-cell>
        </table:table-row>
        <table:table-row>
          <table:table-cell table:style-name="versions.A2" office:value-type="string">
            <text:p text:style-name="P5">LAN</text:p>
          </table:table-cell>
          <table:table-cell table:style-name="versions.A2" office:value-type="string">
            <text:p text:style-name="P5">Easy</text:p>
          </table:table-cell>
          <table:table-cell table:style-name="versions.A2" office:value-type="string">
            <text:p text:style-name="P5">None</text:p>
          </table:table-cell>
          <table:table-cell table:style-name="versions.D2" office:value-type="string">
            <text:p text:style-name="P5">Medium to OK</text:p>
          </table:table-cell>
        </table:table-row>
        <table:table-row>
          <table:table-cell table:style-name="versions.A2" office:value-type="string">
            <text:p text:style-name="P5">CLUSTER_MPI</text:p>
          </table:table-cell>
          <table:table-cell table:style-name="versions.A2" office:value-type="string">
            <text:p text:style-name="P5">Very complicated, MPI-specific tech problems</text:p>
          </table:table-cell>
          <table:table-cell table:style-name="versions.A2" office:value-type="string">
            <text:p text:style-name="P5">Full queue support, wall time, etc</text:p>
          </table:table-cell>
          <table:table-cell table:style-name="versions.D2" office:value-type="string">
            <text:p text:style-name="P5">Very good</text:p>
          </table:table-cell>
        </table:table-row>
        <table:table-row>
          <table:table-cell table:style-name="versions.A2" office:value-type="string">
            <text:p text:style-name="P5">CLUSTER_NOMPI</text:p>
          </table:table-cell>
          <table:table-cell table:style-name="versions.A2" office:value-type="string">
            <text:p text:style-name="P5">Complicated</text:p>
          </table:table-cell>
          <table:table-cell table:style-name="versions.A2" office:value-type="string">
            <text:p text:style-name="P5">Full queue support, wall time, etc</text:p>
          </table:table-cell>
          <table:table-cell table:style-name="versions.D2" office:value-type="string">
            <text:p text:style-name="P5">Very good</text:p>
          </table:table-cell>
        </table:table-row>
      </table:table>
      <text:p text:style-name="P3"/>
      <text:p text:style-name="P3"><text:soft-page-break/></text:p>
      <text:p text:style-name="P3"/>
      <text:p text:style-name="P3">As of April 2015, we use the cluster version without openMPI (3.2 in the list above) to update the PTGL, and this is the recommended way to do it.</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officeooo:rsid="000ffae1" officeooo:paragraph-rsid="000ffae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PLCC Cluster manual – written by Tim Schäfer</text:p>
      </style:header>
      <style:footer>
        <text:p text:style-name="Footer"><text:tab/><text:tab/><text:page-number text:select-page="current">2</text:page-number> /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0:47:35.580029759</meta:creation-date>
    <meta:generator>LibreOffice/4.1.6.2$Linux_X86_64 LibreOffice_project/410m0$Build-2</meta:generator>
    <dc:date>2015-04-13T11:13:33.411473719</dc:date>
    <meta:editing-duration>PT21M25S</meta:editing-duration>
    <meta:editing-cycles>6</meta:editing-cycles>
    <meta:document-statistic meta:table-count="1" meta:image-count="0" meta:object-count="0" meta:page-count="2" meta:paragraph-count="36" meta:word-count="274" meta:character-count="1517" meta:non-whitespace-character-count="1280"/>
  </office:meta>
</office:document-meta>
</file>